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="solid" draw:fill-color="#e6ff00" draw:textarea-horizontal-align="justify" draw:textarea-vertical-align="middle" draw:auto-grow-height="false" fo:min-height="0.926cm" fo:min-width="0.91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0cccc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4" style:family="graphic" style:parent-style-name="standard">
      <style:graphic-properties draw:stroke="none" draw:fill="solid" draw:fill-color="#00cccc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561cm"/>
      <style:paragraph-properties style:writing-mode="lr-tb"/>
    </style:style>
    <style:style style:name="gr8" style:family="graphic" style:parent-style-name="standard">
      <style:graphic-properties svg:stroke-color="#cccccc" draw:fill="solid" draw:fill-color="#e6e6e6" draw:textarea-horizontal-align="justify" draw:textarea-vertical-align="middle" draw:auto-grow-height="false" fo:min-height="0.195cm" fo:min-width="2.612cm"/>
    </style:style>
    <style:style style:name="P1" style:family="paragraph">
      <loext:graphic-properties draw:fill="solid" draw:fill-color="#e6ff00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5" style:family="paragraph">
      <loext:graphic-properties draw:fill="solid" draw:fill-color="#e6e6e6"/>
      <style:paragraph-properties fo:text-align="center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24cm" svg:height="1.27cm" svg:x="14.871cm" svg:y="9.232cm">
          <text:p/>
          <draw:enhanced-geometry svg:viewBox="0 0 21600 21600" draw:mirror-horizontal="tru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.524cm" svg:height="1.27cm" svg:x="14.37cm" svg:y="9.933cm">
          <text:p/>
          <draw:enhanced-geometry svg:viewBox="0 0 21600 21600" draw:mirror-horizontal="tru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1.524cm" svg:height="1.27cm" svg:x="13.669cm" svg:y="10.734cm">
          <text:p/>
          <draw:enhanced-geometry svg:viewBox="0 0 21600 21600" draw:mirror-horizontal="tru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2" draw:layer="layout" svg:width="7.868cm" svg:height="0.806cm" svg:x="1.912cm" svg:y="7.412cm">
          <draw:text-box>
            <text:p><text:span text:style-name="T1">evl_read_observable(ofd, &amp;nf, 1))</text:span></text:p>
          </draw:text-box>
        </draw:frame>
        <dr3d:scene draw:style-name="gr3" svg:width="2.794cm" svg:height="2.794cm" svg:x="6.009cm" svg:y="9.18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aw:frame draw:style-name="gr5" draw:text-style-name="P3" draw:layer="layout" svg:width="3.038cm" svg:height="0.806cm" svg:x="5.871cm" svg:y="12.104cm">
          <draw:text-box>
            <text:p><text:span text:style-name="T2">Observable</text:span></text:p>
          </draw:text-box>
        </draw:frame>
        <draw:frame draw:style-name="gr6" draw:text-style-name="P3" draw:layer="layout" svg:width="2.792cm" svg:height="0.806cm" svg:x="13.562cm" svg:y="7.729cm">
          <draw:text-box>
            <text:p><text:span text:style-name="T2">Observers</text:span></text:p>
          </draw:text-box>
        </draw:frame>
        <draw:frame draw:style-name="gr7" draw:text-style-name="P4" draw:layer="layout" svg:width="5.061cm" svg:height="0.725cm" svg:x="1.938cm" svg:y="6.375cm">
          <draw:text-box>
            <text:p><text:span text:style-name="T3">struct evl_notification nf;</text:span></text:p>
          </draw:text-box>
        </draw:frame>
        <draw:custom-shape draw:style-name="gr8" draw:text-style-name="P5" draw:layer="layout" svg:width="3.556cm" svg:height="0.889cm" svg:x="9.436cm" svg:y="9.9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cfe7f5" draw:fill-gradient-name="Gradient_20_9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Philippe GERUM</meta:initial-creator>
    <meta:creation-date>2020-04-28T16:02:19.408062211</meta:creation-date>
    <dc:date>2020-04-29T21:24:04.116452155</dc:date>
    <dc:creator>Philippe GERUM</dc:creator>
    <meta:editing-duration>PT9H5M47S</meta:editing-duration>
    <meta:editing-cycles>51</meta:editing-cycles>
    <meta:generator>LibreOffice/6.3.5.2$Linux_X86_64 LibreOffice_project/30$Build-2</meta:generator>
    <meta:document-statistic meta:object-count="10"/>
  </office:meta>
</office:document-meta>
</file>